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A8C000007088385002540591C16.png" manifest:media-type="image/png"/>
  <manifest:file-entry manifest:full-path="Pictures/1000020100000A8C00000708BDC356FB91BF7E3B.png" manifest:media-type="image/png"/>
  <manifest:file-entry manifest:full-path="Pictures/1000020100000A8C00000708498617A7AD908373.png" manifest:media-type="image/png"/>
  <manifest:file-entry manifest:full-path="Pictures/1000020100000A8C000007083FB87C97C8615529.png" manifest:media-type="image/png"/>
  <manifest:file-entry manifest:full-path="Pictures/1000020100000A8C000007082F4FB87E18851AE2.png" manifest:media-type="image/png"/>
  <manifest:file-entry manifest:full-path="Pictures/1000020100000A8C0000070802CEDCE0C2DFF6ED.png" manifest:media-type="image/png"/>
  <manifest:file-entry manifest:full-path="Pictures/1000020100000A8C0000070840DFD3017CB5D779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text-properties fo:font-size="20pt"/>
    </style:style>
    <style:style style:name="P3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user-transformed="true">
          <draw:text-box>
            <text:p>Stem - Soil</text:p>
          </draw:text-box>
        </draw:frame>
        <draw:frame draw:style-name="gr1" draw:text-style-name="P1" draw:layer="layout" svg:width="15.238cm" svg:height="10.158cm" svg:x="7.874cm" svg:y="4.064cm">
          <draw:image xlink:href="Pictures/1000020100000A8C0000070840DFD3017CB5D779.png" xlink:type="simple" xlink:show="embed" xlink:actuate="onLoad" loext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user-transformed="true">
          <draw:text-box>
            <text:p>Stem - Soil</text:p>
          </draw:text-box>
        </draw:frame>
        <draw:frame draw:style-name="gr1" draw:text-style-name="P1" draw:layer="layout" svg:width="15.238cm" svg:height="10.158cm" svg:x="7.114cm" svg:y="3.558cm">
          <draw:image xlink:href="Pictures/1000020100000A8C0000070802CEDCE0C2DFF6ED.png" xlink:type="simple" xlink:show="embed" xlink:actuate="onLoad" loext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user-transformed="true">
          <draw:text-box>
            <text:p>Stem - Soil</text:p>
          </draw:text-box>
        </draw:frame>
        <draw:frame draw:style-name="gr1" draw:text-style-name="P1" draw:layer="layout" svg:width="15.238cm" svg:height="10.158cm" svg:x="7.366cm" svg:y="4.064cm">
          <draw:image xlink:href="Pictures/1000020100000A8C000007083FB87C97C8615529.png" xlink:type="simple" xlink:show="embed" xlink:actuate="onLoad" loext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user-transformed="true">
          <draw:text-box>
            <text:p>Stem - Soil</text:p>
          </draw:text-box>
        </draw:frame>
        <draw:frame draw:style-name="gr1" draw:text-style-name="P1" draw:layer="layout" svg:width="15.238cm" svg:height="10.158cm" svg:x="6.858cm" svg:y="3.81cm">
          <draw:image xlink:href="Pictures/1000020100000A8C00000708BDC356FB91BF7E3B.png" xlink:type="simple" xlink:show="embed" xlink:actuate="onLoad" loext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user-transformed="true">
          <draw:text-box>
            <text:p>Stem - Soil</text:p>
          </draw:text-box>
        </draw:frame>
        <draw:frame draw:style-name="gr1" draw:text-style-name="P1" draw:layer="layout" svg:width="15.238cm" svg:height="10.158cm" svg:x="7.62cm" svg:y="4.318cm">
          <draw:image xlink:href="Pictures/1000020100000A8C000007082F4FB87E18851AE2.png" xlink:type="simple" xlink:show="embed" xlink:actuate="onLoad" loext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user-transformed="true">
          <draw:text-box>
            <text:p>Stem - Soil</text:p>
          </draw:text-box>
        </draw:frame>
        <draw:frame draw:style-name="gr1" draw:text-style-name="P1" draw:layer="layout" svg:width="15.238cm" svg:height="10.158cm" svg:x="6.606cm" svg:y="3.558cm">
          <draw:image xlink:href="Pictures/1000020100000A8C00000708498617A7AD908373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user-transformed="true">
          <draw:text-box>
            <text:p>Stem - Soil</text:p>
          </draw:text-box>
        </draw:frame>
        <presentation:notes draw:style-name="dp1">
          <draw:page-thumbnail draw:style-name="gr2" draw:layer="layout" svg:width="19.798cm" svg:height="11.136cm" svg:x="0.6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user-transformed="true">
          <draw:text-box>
            <text:p>Stem - Soil</text:p>
          </draw:text-box>
        </draw:frame>
        <presentation:notes draw:style-name="dp1">
          <draw:page-thumbnail draw:style-name="gr2" draw:layer="layout" svg:width="19.798cm" svg:height="11.136cm" svg:x="0.6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user-transformed="true">
          <draw:text-box>
            <text:p>Stem - Soil</text:p>
          </draw:text-box>
        </draw:frame>
        <draw:frame draw:style-name="gr1" draw:text-style-name="P1" draw:layer="layout" svg:width="15.238cm" svg:height="10.158cm" svg:x="6.86cm" svg:y="4.064cm">
          <draw:image xlink:href="Pictures/1000020100000A8C000007088385002540591C16.png" xlink:type="simple" xlink:show="embed" xlink:actuate="onLoad" loext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user-transformed="true">
          <draw:text-box>
            <text:p>Stem - Soil</text:p>
          </draw:text-box>
        </draw:frame>
        <presentation:notes draw:style-name="dp1">
          <draw:page-thumbnail draw:style-name="gr2" draw:layer="layout" svg:width="19.798cm" svg:height="11.136cm" svg:x="0.6cm" svg:y="2.257cm" draw:page-number="1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28T10:40:03.750476682</meta:creation-date>
    <dc:date>2022-06-28T22:00:50.960461862</dc:date>
    <meta:editing-duration>PT11H10M32S</meta:editing-duration>
    <meta:editing-cycles>1</meta:editing-cycles>
    <meta:document-statistic meta:object-count="58"/>
    <meta:generator>LibreOffice/6.4.7.2$Linux_X86_64 LibreOffice_project/40$Build-2</meta:generator>
  </office:meta>
</office:document-meta>
</file>